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d8f" officeooo:paragraph-rsid="000ebd8f"/>
    </style:style>
    <style:style style:name="P2" style:family="paragraph" style:parent-style-name="Standard">
      <style:text-properties officeooo:rsid="000ebd8f" officeooo:paragraph-rsid="000fb0f0"/>
    </style:style>
    <style:style style:name="P3" style:family="paragraph" style:parent-style-name="Standard">
      <style:text-properties officeooo:rsid="000fb0f0" officeooo:paragraph-rsid="000ebd8f"/>
    </style:style>
    <style:style style:name="P4" style:family="paragraph" style:parent-style-name="Standard">
      <style:text-properties officeooo:rsid="000fb0f0" officeooo:paragraph-rsid="000fb0f0"/>
    </style:style>
    <style:style style:name="P5" style:family="paragraph" style:parent-style-name="Standard">
      <style:text-properties fo:font-weight="bold" officeooo:rsid="000ebd8f" officeooo:paragraph-rsid="000ebd8f" style:font-weight-asian="bold" style:font-weight-complex="bold"/>
    </style:style>
    <style:style style:name="P6" style:family="paragraph" style:parent-style-name="Standard">
      <style:text-properties fo:font-weight="bold" officeooo:rsid="000fb0f0" officeooo:paragraph-rsid="000fb0f0" style:font-weight-asian="bold" style:font-weight-complex="bold"/>
    </style:style>
    <style:style style:name="P7" style:family="paragraph" style:parent-style-name="Standard">
      <style:text-properties officeooo:rsid="000fb0f0" officeooo:paragraph-rsid="000fb0f0"/>
    </style:style>
    <style:style style:name="P8" style:family="paragraph" style:parent-style-name="Standard">
      <style:text-properties officeooo:rsid="0012300a" officeooo:paragraph-rsid="0012300a"/>
    </style:style>
    <style:style style:name="T1" style:family="text">
      <style:text-properties officeooo:rsid="000fb0f0"/>
    </style:style>
    <style:style style:name="T2" style:family="text">
      <style:text-properties officeooo:rsid="00119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pozycja I - <text:span text:style-name="T2">opracowanie cyfrowej książki komunikacyjnej I wykorzystanie jej w realnych sytuacjach</text:span></text:p>
      <text:p text:style-name="P5"/>
      <text:p text:style-name="P1">Głównym celem warsztatów bedzie opracowanie oraz optymalizacja alternatywnej metody komunikacji. Uczestnikami będą osoby, które pomimo dramatycznie ograniczonych możliwości komunikacji nie posiadają alternatywnego systemu komunikacji.</text:p>
      <text:p text:style-name="P1">W trakcie zajęć uczestnicy:</text:p>
      <text:p text:style-name="P1">- wybiorą system komunikacji,</text:p>
      <text:p text:style-name="P1">- zoptyamlizują dotychczasowe oprogramowanie pod kątem powstającej w trakcie warsztatów cyforwej książki komunikacyjnej.</text:p>
      <text:p text:style-name="P1"/>
      <text:p text:style-name="P1">Poza rozdziałami z podstawowymi zwrotami, opracowane zostaną dwa rozdziały przygorowane specjalnie pod realizowane pod koniec warsztatów scenariusze praktyczne.</text:p>
      <text:p text:style-name="P1">Na pierwszych zajęciach uczestnikom zostanie zaproponowana grupa scenariuszy:</text:p>
      <text:p text:style-name="P1"/>
      <text:p text:style-name="P1">Spośród propozycji uczestnicy, większością głosów wybiorą dwa scneariusze, które zostaną zrealizowane pod koniec warsztatów. Do książki komunikacyjnej dodane zostaną dwa rozdziały odpowiadające wybranym scenariuszom.</text:p>
      <text:p text:style-name="P1"/>
      <text:p text:style-name="P1">Opracowany słownik wykorzystają w realnych scenariuszach (kawiarania, …)</text:p>
      <text:p text:style-name="P1"/>
      <text:p text:style-name="P1">=======================================================================</text:p>
      <text:p text:style-name="P3"/>
      <text:p text:style-name="P6">Propozycja II – <text:span text:style-name="T2">opracowanie cyfrowej wersji książki komunikacyjnej I stworzenie za jej pomocą cyfrowej przestrzeni komunkacyjnej</text:span></text:p>
      <text:p text:style-name="P6"/>
      <text:p text:style-name="P4">Tworzenie cyfr<text:span text:style-name="T2">o</text:span>wej przestrzeni komunikacyjnej</text:p>
      <text:p text:style-name="P4"/>
      <text:p text:style-name="P4">W ramach warsztatów uczestnicy opracują/stworzą cyfrową wersję książki komunikacyjnej. Za pomocą książki opublikują stronę “<text:span text:style-name="T2">O mnie”</text:span> oraz bloga. </text:p>
      <text:p text:style-name="P4"/>
      <text:p text:style-name="P4">=======================================================================</text:p>
      <text:p text:style-name="P2"/>
      <text:p text:style-name="P5">Propozycja II<text:span text:style-name="T1">I = aktywizacja cyfrowa I komunikacyjna osób niepełnosprawnych z dramatycznie ograniczonymi możliwościami komunikacji przy użyciu ooprogramowania PISAK.</text:span></text:p>
      <text:p text:style-name="P5"/>
      <text:p text:style-name="P1">Uczestnicy – użytkownicy programu PISAK</text:p>
      <text:p text:style-name="P1">W trakcie warsztatów uczestnicy realizują opracowane scenariusze. </text:p>
      <text:p text:style-name="P1"/>
      <text:p text:style-name="P1">1. <text:span text:style-name="T1">Pisanie</text:span></text:p>
      <text:p text:style-name="P4">2. Alternatywny system komunikacji</text:p>
      <text:p text:style-name="P4">2. Pisanie mail-a</text:p>
      <text:p text:style-name="P4">3. Pisanie mail-a</text:p>
      <text:p text:style-name="P4">4. Tworzenie bloga</text:p>
      <text:p text:style-name="P4">5. Tworzenie bloga</text:p>
      <text:p text:style-name="P4">6. Wyjście</text:p>
      <text:p text:style-name="P4">7. Podsumowanie</text:p>
      <text:p text:style-name="P4"/>
      <text:p text:style-name="P8">Ewaluacja projektów wykazała, że:</text:p>
      <text:p text:style-name="P8">- książki komunikacyjne są zbyt grube, przeładowane nieużywanymi symbola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6:53:44.636245570</meta:creation-date>
    <meta:generator>LibreOffice/4.2.8.2$Linux_X86_64 LibreOffice_project/420m0$Build-2</meta:generator>
    <dc:date>2016-11-29T10:30:17.365706004</dc:date>
    <meta:editing-duration>PT3M27S</meta:editing-duration>
    <meta:editing-cycles>3</meta:editing-cycles>
    <meta:document-statistic meta:table-count="0" meta:image-count="0" meta:object-count="0" meta:page-count="1" meta:paragraph-count="27" meta:word-count="219" meta:character-count="2011" meta:non-whitespace-character-count="1815"/>
  </office:meta>
</office:document-meta>
</file>